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764cm" fo:min-width="11.69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1.71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2.60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8cm"/>
    </style:style>
    <style:style style:name="gr7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2.81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2.832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1cm" fo:min-width="2.119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49cm" fo:min-width="2.119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93cm" fo:min-width="2.119cm"/>
    </style:style>
    <style:style style:name="gr1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1cm" fo:min-width="2.1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color="#808080" fo:font-size="12pt" style:font-size-asian="12pt" style:font-size-complex="12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P6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1cm" svg:height="11.13cm" svg:x="1.77cm" svg:y="1.5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311cm" svg:height="0.733cm" svg:x="1.77cm" svg:y="1.308cm">
          <text:p text:style-name="P1"><text:span text:style-name="T1">Add Customer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7.334cm" svg:height="0.582cm" svg:x="6.014cm" svg:y="2.62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78cm" svg:height="0.721cm" svg:x="2.175cm" svg:y="2.559cm">
          <draw:text-box>
            <text:p text:style-name="P3"><text:span text:style-name="T1">Forename:</text:span></text:p>
          </draw:text-box>
        </draw:frame>
        <draw:custom-shape draw:style-name="gr5" draw:text-style-name="P4" xml:id="id3" draw:id="id3" draw:layer="layout" svg:width="7.335cm" svg:height="0.582cm" svg:x="6.014cm" svg:y="3.553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7.336cm" svg:height="0.582cm" svg:x="6.014cm" svg:y="4.47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39cm" svg:height="0.582cm" svg:x="9.961cm" svg:y="11.654cm">
          <text:p text:style-name="P2">Confirm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3.41cm" svg:height="0.582cm" svg:x="2.466cm" svg:y="11.654cm">
          <text:p text:style-name="P2">Cancel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319cm" svg:height="0.319cm" svg:x="1.987cm" svg:y="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2cm" svg:height="0.32cm" svg:x="2.491cm" svg:y="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19cm" svg:height="0.319cm" svg:x="2.996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2" draw:id="id2" draw:layer="layout" svg:width="12.482cm" svg:height="0.721cm" svg:x="14.426cm" svg:y="2.547cm">
          <draw:text-box>
            <text:p text:style-name="P3"><text:span text:style-name="T1">Text Input for the customers first name.</text:span></text:p>
          </draw:text-box>
        </draw:frame>
        <draw:frame draw:style-name="gr13" draw:text-style-name="P3" xml:id="id4" draw:id="id4" draw:layer="layout" svg:width="12.481cm" svg:height="0.721cm" svg:x="14.427cm" svg:y="3.476cm">
          <draw:text-box>
            <text:p text:style-name="P3"><text:span text:style-name="T1">Text Input for the customers last name.</text:span></text:p>
          </draw:text-box>
        </draw:frame>
        <draw:frame draw:style-name="gr14" draw:text-style-name="P3" xml:id="id6" draw:id="id6" draw:layer="layout" svg:width="12.48cm" svg:height="0.743cm" svg:x="14.428cm" svg:y="4.431cm">
          <draw:text-box>
            <text:p text:style-name="P3"><text:span text:style-name="T1">Text Input for the customers company name.</text:span></text:p>
          </draw:text-box>
        </draw:frame>
        <draw:connector draw:style-name="gr15" draw:text-style-name="P1" draw:layer="layout" draw:type="line" svg:x1="13.348cm" svg:y1="2.919cm" svg:x2="14.426cm" svg:y2="2.907cm" draw:start-shape="id1" draw:start-glue-point="1" draw:end-shape="id2" draw:end-glue-point="3" svg:d="M13348 2919l1078-12" svg:viewBox="0 0 1079 13">
          <text:p/>
        </draw:connector>
        <draw:connector draw:style-name="gr15" draw:text-style-name="P1" draw:layer="layout" draw:type="line" svg:x1="13.349cm" svg:y1="3.844cm" svg:x2="14.427cm" svg:y2="3.836cm" draw:start-shape="id3" draw:start-glue-point="1" draw:end-shape="id4" svg:d="M13349 3844l1078-8" svg:viewBox="0 0 1079 9">
          <text:p/>
        </draw:connector>
        <draw:connector draw:style-name="gr15" draw:text-style-name="P1" draw:layer="layout" draw:type="line" svg:x1="13.35cm" svg:y1="4.769cm" svg:x2="14.428cm" svg:y2="4.802cm" draw:start-shape="id5" draw:start-glue-point="1" draw:end-shape="id6" draw:end-glue-point="3" svg:d="M13350 4769l1078 33" svg:viewBox="0 0 1079 34">
          <text:p/>
        </draw:connector>
        <draw:frame draw:style-name="gr16" draw:text-style-name="P3" xml:id="id8" draw:id="id8" draw:layer="layout" svg:width="2.699cm" svg:height="2.131cm" svg:x="1.317cm" svg:y="13.92cm">
          <draw:text-box>
            <text:p text:style-name="P3"><text:span text:style-name="T1">Returns you to the main menu window</text:span></text:p>
          </draw:text-box>
        </draw:frame>
        <draw:frame draw:style-name="gr4" draw:text-style-name="P3" draw:layer="layout" svg:width="3.778cm" svg:height="0.721cm" svg:x="2.175cm" svg:y="3.516cm">
          <draw:text-box>
            <text:p text:style-name="P3"><text:span text:style-name="T1">Surname:</text:span></text:p>
          </draw:text-box>
        </draw:frame>
        <draw:frame draw:style-name="gr4" draw:text-style-name="P3" draw:layer="layout" svg:width="3.778cm" svg:height="0.721cm" svg:x="2.175cm" svg:y="4.417cm">
          <draw:text-box>
            <text:p text:style-name="P3"><text:span text:style-name="T1">Company:</text:span></text:p>
          </draw:text-box>
        </draw:frame>
        <draw:frame draw:style-name="gr4" draw:text-style-name="P3" draw:layer="layout" svg:width="3.778cm" svg:height="0.721cm" svg:x="2.175cm" svg:y="5.318cm">
          <draw:text-box>
            <text:p text:style-name="P3"><text:span text:style-name="T1">Street:</text:span></text:p>
          </draw:text-box>
        </draw:frame>
        <draw:custom-shape draw:style-name="gr6" draw:text-style-name="P5" xml:id="id9" draw:id="id9" draw:layer="layout" svg:width="7.336cm" svg:height="0.582cm" svg:x="6.015cm" svg:y="5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778cm" svg:height="0.721cm" svg:x="2.175cm" svg:y="6.219cm">
          <draw:text-box>
            <text:p text:style-name="P3"><text:span text:style-name="T1">Town:</text:span></text:p>
          </draw:text-box>
        </draw:frame>
        <draw:frame draw:style-name="gr4" draw:text-style-name="P3" draw:layer="layout" svg:width="3.778cm" svg:height="0.721cm" svg:x="2.175cm" svg:y="7.12cm">
          <draw:text-box>
            <text:p text:style-name="P3"><text:span text:style-name="T1">Post Code:</text:span></text:p>
          </draw:text-box>
        </draw:frame>
        <draw:frame draw:style-name="gr4" draw:text-style-name="P3" draw:layer="layout" svg:width="3.778cm" svg:height="0.721cm" svg:x="2.175cm" svg:y="8.021cm">
          <draw:text-box>
            <text:p text:style-name="P3"><text:span text:style-name="T1">Mobile:</text:span></text:p>
          </draw:text-box>
        </draw:frame>
        <draw:frame draw:style-name="gr4" draw:text-style-name="P3" draw:layer="layout" svg:width="3.778cm" svg:height="0.721cm" svg:x="2.175cm" svg:y="8.922cm">
          <draw:text-box>
            <text:p text:style-name="P3"><text:span text:style-name="T1">Landline:</text:span></text:p>
          </draw:text-box>
        </draw:frame>
        <draw:frame draw:style-name="gr4" draw:text-style-name="P3" draw:layer="layout" svg:width="3.778cm" svg:height="0.721cm" svg:x="2.175cm" svg:y="9.823cm">
          <draw:text-box>
            <text:p text:style-name="P3"><text:span text:style-name="T1">Email:</text:span></text:p>
          </draw:text-box>
        </draw:frame>
        <draw:connector draw:style-name="gr15" draw:text-style-name="P6" draw:layer="layout" draw:line-skew="-0.141cm" svg:x1="4.171cm" svg:y1="12.236cm" svg:x2="2.666cm" svg:y2="13.92cm" draw:start-shape="id7" draw:start-glue-point="2" draw:end-shape="id8" draw:end-glue-point="0" svg:d="M4171 12236v702h-1505v982" svg:viewBox="0 0 1506 1685">
          <text:p/>
        </draw:connector>
        <draw:custom-shape draw:style-name="gr6" draw:text-style-name="P5" xml:id="id11" draw:id="id11" draw:layer="layout" svg:width="7.336cm" svg:height="0.582cm" svg:x="6.016cm" svg:y="6.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3" draw:id="id13" draw:layer="layout" svg:width="7.336cm" svg:height="0.582cm" svg:x="6.017cm" svg:y="7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5" draw:id="id15" draw:layer="layout" svg:width="7.336cm" svg:height="0.582cm" svg:x="6.018cm" svg:y="8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7" draw:id="id17" draw:layer="layout" svg:width="7.336cm" svg:height="0.582cm" svg:x="6.019cm" svg:y="8.9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9" draw:id="id19" draw:layer="layout" svg:width="7.336cm" svg:height="0.582cm" svg:x="6.02cm" svg:y="9.8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xml:id="id10" draw:id="id10" draw:layer="layout" svg:width="12.48cm" svg:height="0.743cm" svg:x="14.428cm" svg:y="5.332cm">
          <draw:text-box>
            <text:p text:style-name="P3"><text:span text:style-name="T1">Text Input for the customers street name.</text:span></text:p>
          </draw:text-box>
        </draw:frame>
        <draw:frame draw:style-name="gr14" draw:text-style-name="P3" xml:id="id12" draw:id="id12" draw:layer="layout" svg:width="12.48cm" svg:height="0.743cm" svg:x="14.428cm" svg:y="6.233cm">
          <draw:text-box>
            <text:p text:style-name="P3"><text:span text:style-name="T1">Text Input for the customers town name.</text:span></text:p>
          </draw:text-box>
        </draw:frame>
        <draw:frame draw:style-name="gr14" draw:text-style-name="P3" xml:id="id14" draw:id="id14" draw:layer="layout" svg:width="12.48cm" svg:height="0.743cm" svg:x="14.428cm" svg:y="7.134cm">
          <draw:text-box>
            <text:p text:style-name="P3"><text:span text:style-name="T1">Text Input for the customers post code.</text:span></text:p>
          </draw:text-box>
        </draw:frame>
        <draw:frame draw:style-name="gr14" draw:text-style-name="P3" xml:id="id16" draw:id="id16" draw:layer="layout" svg:width="12.48cm" svg:height="0.743cm" svg:x="14.428cm" svg:y="8.035cm">
          <draw:text-box>
            <text:p text:style-name="P3"><text:span text:style-name="T1">Text Input for the customers mobile telephone number.</text:span></text:p>
          </draw:text-box>
        </draw:frame>
        <draw:frame draw:style-name="gr14" draw:text-style-name="P3" xml:id="id18" draw:id="id18" draw:layer="layout" svg:width="12.48cm" svg:height="0.743cm" svg:x="14.428cm" svg:y="8.936cm">
          <draw:text-box>
            <text:p text:style-name="P3"><text:span text:style-name="T1">Text Input for the customers landline telephone number.</text:span></text:p>
          </draw:text-box>
        </draw:frame>
        <draw:frame draw:style-name="gr14" draw:text-style-name="P3" xml:id="id20" draw:id="id20" draw:layer="layout" svg:width="12.48cm" svg:height="0.743cm" svg:x="14.428cm" svg:y="9.837cm">
          <draw:text-box>
            <text:p text:style-name="P3"><text:span text:style-name="T1">Text Input for the customers email address.</text:span></text:p>
          </draw:text-box>
        </draw:frame>
        <draw:connector draw:style-name="gr15" draw:text-style-name="P1" draw:layer="layout" draw:type="line" svg:x1="13.351cm" svg:y1="5.67cm" svg:x2="14.428cm" svg:y2="5.703cm" draw:start-shape="id9" draw:start-glue-point="1" draw:end-shape="id10" draw:end-glue-point="3" svg:d="M13351 5670l1077 33" svg:viewBox="0 0 1078 34">
          <text:p/>
        </draw:connector>
        <draw:connector draw:style-name="gr15" draw:text-style-name="P1" draw:layer="layout" draw:type="line" svg:x1="13.352cm" svg:y1="6.571cm" svg:x2="14.428cm" svg:y2="6.604cm" draw:start-shape="id11" draw:start-glue-point="1" draw:end-shape="id12" draw:end-glue-point="3" svg:d="M13352 6571l1076 33" svg:viewBox="0 0 1077 34">
          <text:p/>
        </draw:connector>
        <draw:connector draw:style-name="gr15" draw:text-style-name="P1" draw:layer="layout" draw:type="line" svg:x1="13.353cm" svg:y1="7.472cm" svg:x2="14.428cm" svg:y2="7.505cm" draw:start-shape="id13" draw:start-glue-point="1" draw:end-shape="id14" draw:end-glue-point="3" svg:d="M13353 7472l1075 33" svg:viewBox="0 0 1076 34">
          <text:p/>
        </draw:connector>
        <draw:connector draw:style-name="gr15" draw:text-style-name="P1" draw:layer="layout" draw:type="line" svg:x1="13.354cm" svg:y1="8.373cm" svg:x2="14.428cm" svg:y2="8.406cm" draw:start-shape="id15" draw:start-glue-point="1" draw:end-shape="id16" draw:end-glue-point="3" svg:d="M13354 8373l1074 33" svg:viewBox="0 0 1075 34">
          <text:p/>
        </draw:connector>
        <draw:connector draw:style-name="gr15" draw:text-style-name="P1" draw:layer="layout" draw:type="line" svg:x1="13.355cm" svg:y1="9.274cm" svg:x2="14.428cm" svg:y2="9.307cm" draw:start-shape="id17" draw:start-glue-point="1" draw:end-shape="id18" draw:end-glue-point="3" svg:d="M13355 9274l1073 33" svg:viewBox="0 0 1074 34">
          <text:p/>
        </draw:connector>
        <draw:connector draw:style-name="gr15" draw:text-style-name="P1" draw:layer="layout" draw:type="line" svg:x1="13.356cm" svg:y1="10.175cm" svg:x2="14.428cm" svg:y2="10.208cm" draw:start-shape="id19" draw:start-glue-point="1" draw:end-shape="id20" draw:end-glue-point="3" svg:d="M13356 10175l1072 33" svg:viewBox="0 0 1073 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3T19:34:54.115278000</dc:date>
    <meta:editing-duration>PT3H10S</meta:editing-duration>
    <meta:editing-cycles>33</meta:editing-cycles>
    <meta:generator>LibreOffice/4.3.2.2$MacOSX_x86 LibreOffice_project/edfb5295ba211bd31ad47d0bad0118690f76407d</meta:generator>
    <meta:document-statistic meta:object-count="45"/>
  </office:meta>
</office:document-meta>
</file>